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c40" officeooo:paragraph-rsid="0005dc40"/>
    </style:style>
    <style:style style:name="P2" style:family="paragraph" style:parent-style-name="Standard">
      <style:text-properties officeooo:paragraph-rsid="00069b15"/>
    </style:style>
    <style:style style:name="P3" style:family="paragraph" style:parent-style-name="Standard">
      <style:text-properties officeooo:rsid="00069b15" officeooo:paragraph-rsid="00069b15"/>
    </style:style>
    <style:style style:name="T1" style:family="text">
      <style:text-properties officeooo:rsid="0005dc40"/>
    </style:style>
    <style:style style:name="T2" style:family="text">
      <style:text-properties officeooo:rsid="00069b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reate assets for the Divine Annihilation PA9.5.0 SDK<text:line-break/><text:line-break/>Menus<text:line-break/><text:tab/>Scrolling types<text:line-break/><text:tab/><text:tab/>String</text:p>
      <text:p text:style-name="P2"><text:span text:style-name="T1"><text:tab/><text:tab/>Sprite<text:line-break/><text:tab/>Selection types<text:line-break/><text:tab/><text:tab/>Toggle actives<text:line-break/><text:tab/><text:tab/>Script based<text:line-break/><text:line-break/>Rooms<text:line-break/><text:tab/>Tilesets<text:line-break/><text:tab/>Collision<text:line-break/></text:span></text:p>
      <text:p text:style-name="P2"><text:span text:style-name="T1">Triggers<text:line-break/><text:tab/>Text </text:span><text:span text:style-name="T2">i</text:span><text:span text:style-name="T1">nspection</text:span></text:p>
      <text:p text:style-name="P2"><text:tab/><text:span text:style-name="T1">Room transitions<text:line-break/><text:tab/>Level transitions</text:span></text:p>
      <text:p text:style-name="P2"><text:span text:style-name="T1"><text:tab/></text:span><text:span text:style-name="T2">Item required</text:span></text:p>
      <text:p text:style-name="P2"><text:span text:style-name="T1"><text:line-break/>Puzzels<text:line-break/><text:tab/>Door &amp; key<text:line-break/><text:tab/>Box &amp; button<text:line-break/><text:tab/>Mini-game<text:line-break/><text:tab/><text:tab/>Assembling<text:line-break/><text:tab/><text:tab/>Wiring<text:line-break/><text:tab/><text:tab/>Hacking</text:span></text:p>
      <text:p text:style-name="P2"><text:tab/><text:tab/><text:span text:style-name="T2">Reaching</text:span></text:p>
      <text:p text:style-name="P2"/>
      <text:p text:style-name="P2"><text:span text:style-name="T2">Vendors<text:line-break/><text:tab/>Shop<text:line-break/><text:tab/><text:tab/>Item name<text:line-break/><text:tab/><text:tab/>Description<text:line-break/><text:tab/><text:tab/>Catery</text:span></text:p>
      <text:p text:style-name="P2"><text:tab/><text:tab/><text:span text:style-name="T2">Ability on use</text:span></text:p>
      <text:p text:style-name="P2"><text:tab/><text:tab/><text:span text:style-name="T2">Droppable</text:span></text:p>
      <text:p text:style-name="P2"><text:tab/></text:p>
      <text:p text:style-name="P2"/>
      <text:p text:style-name="P3">Player Character<text:line-break/><text:tab/>Health<text:line-break/><text:tab/>Name<text:line-break/><text:tab/>Items<text:line-break/><text:tab/>Equipment<text:line-break/><text:tab/>Party<text:line-break/><text:tab/>Movement<text:line-break/><text:tab/><text:tab/>Movement speed</text:p>
      <text:p text:style-name="P3"><text:tab/><text:tab/>Sprint speed<text:line-break/><text:tab/><text:tab/></text:p>
      <text:p text:style-name="P3"><text:soft-page-break/>Enemies<text:line-break/><text:tab/>Health<text:line-break/><text:tab/>Name<text:line-break/><text:tab/>Flavour text</text:p>
      <text:p text:style-name="P3"><text:tab/><text:tab/>Range of health required</text:p>
      <text:p text:style-name="P3"><text:tab/>Party percent</text:p>
      <text:p text:style-name="P3"/>
      <text:p text:style-name="P3">Party members<text:line-break/><text:tab/>Health<text:line-break/><text:tab/>Na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09:46:44.557137894</meta:creation-date>
    <dc:date>2020-10-21T10:08:49.661210438</dc:date>
    <meta:editing-duration>PT44S</meta:editing-duration>
    <meta:editing-cycles>1</meta:editing-cycles>
    <meta:document-statistic meta:table-count="0" meta:image-count="0" meta:object-count="0" meta:page-count="2" meta:paragraph-count="17" meta:word-count="82" meta:character-count="618" meta:non-whitespace-character-count="488"/>
    <meta:generator>LibreOffice/6.4.6.2$Linux_X86_64 LibreOffice_project/40$Build-2</meta:generator>
  </office:meta>
</office:document-meta>
</file>